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helvetica, sans-serif"/>
    <style:font-face style:name="courier new" svg:font-family="'courier new', courier, monaco, monospace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enQuanYi Micro Hei Mono" svg:font-family="'WenQuanYi Micro Hei Mon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itle">
      <style:paragraph-properties fo:text-align="end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fo:color="#3333ff" style:font-name="arial" fo:font-size="12pt" fo:language="cs" fo:country="CZ"/>
    </style:style>
    <style:style style:name="P3" style:family="paragraph" style:parent-style-name="Standard">
      <style:text-properties fo:color="#3333ff" style:font-name="arial" fo:font-size="10pt" fo:language="cs" fo:country="CZ"/>
    </style:style>
    <style:style style:name="P4" style:family="paragraph" style:parent-style-name="Standard">
      <style:text-properties fo:color="#3333ff" style:font-name="courier new" fo:font-size="12pt" fo:language="cs" fo:country="CZ"/>
    </style:style>
    <style:style style:name="P5" style:family="paragraph" style:parent-style-name="Standard">
      <style:text-properties fo:color="#3333ff" style:font-name="courier new" fo:font-size="10pt" fo:language="cs" fo:country="CZ"/>
    </style:style>
    <style:style style:name="P6" style:family="paragraph" style:parent-style-name="Standard">
      <style:text-properties fo:color="#3333ff" fo:language="cs" fo:country="CZ"/>
    </style:style>
    <style:style style:name="P7" style:family="paragraph" style:parent-style-name="Standard">
      <style:text-properties fo:language="cs" fo:country="CZ"/>
    </style:style>
    <style:style style:name="P8" style:family="paragraph" style:parent-style-name="Standard">
      <style:text-properties style:font-name="arial" fo:language="cs" fo:country="CZ"/>
    </style:style>
    <style:style style:name="P9" style:family="paragraph" style:parent-style-name="Standard">
      <style:text-properties style:font-name="arial" fo:language="cs" fo:country="CZ" officeooo:rsid="00140f1e" officeooo:paragraph-rsid="00140f1e"/>
    </style:style>
    <style:style style:name="P10" style:family="paragraph" style:parent-style-name="Standard">
      <style:text-properties fo:language="cs" fo:country="CZ"/>
    </style:style>
    <style:style style:name="P11" style:family="paragraph" style:parent-style-name="Standard">
      <style:text-properties fo:language="cs" fo:country="CZ" officeooo:rsid="001aee7c" officeooo:paragraph-rsid="001aee7c"/>
    </style:style>
    <style:style style:name="P12" style:family="paragraph" style:parent-style-name="Standard">
      <style:text-properties fo:color="#3333ff" style:font-name="arial" fo:font-size="12pt" fo:language="cs" fo:country="CZ" officeooo:rsid="00140f1e" officeooo:paragraph-rsid="00140f1e"/>
    </style:style>
    <style:style style:name="T1" style:family="text">
      <style:text-properties style:font-name="arial" fo:language="cs" fo:country="CZ"/>
    </style:style>
    <style:style style:name="T2" style:family="text">
      <style:text-properties fo:color="#3333ff" style:font-name="arial" fo:font-size="12pt" fo:language="cs" fo:country="CZ"/>
    </style:style>
    <style:style style:name="T3" style:family="text">
      <style:text-properties fo:color="#3333ff" style:font-name="courier new" fo:font-size="10pt" fo:language="cs" fo:country="CZ"/>
    </style:style>
    <style:style style:name="T4" style:family="text">
      <style:text-properties fo:color="#3333ff" style:font-name="courier new" fo:font-size="10pt" fo:language="cs" fo:country="CZ" fo:background-color="#ffff00" loext:char-shading-value="0"/>
    </style:style>
    <style:style style:name="T5" style:family="text">
      <style:text-properties fo:color="#3333ff" fo:language="cs" fo:country="CZ"/>
    </style:style>
    <style:style style:name="T6" style:family="text">
      <style:text-properties style:font-name="courier new"/>
    </style:style>
    <style:style style:name="T7" style:family="text">
      <style:text-properties style:font-name="courier new" fo:font-size="10pt"/>
    </style:style>
    <style:style style:name="T8" style:family="text">
      <style:text-properties fo:color="#ff0000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241cd"/>
    </style:style>
    <style:style style:name="T11" style:family="text">
      <style:text-properties fo:language="cs" fo:country="CZ"/>
    </style:style>
    <style:style style:name="T12" style:family="text">
      <style:text-properties officeooo:rsid="0015c162"/>
    </style:style>
    <style:style style:name="T13" style:family="text">
      <style:text-properties officeooo:rsid="001a56a7"/>
    </style:style>
    <style:style style:name="T14" style:family="text">
      <style:text-properties officeooo:rsid="001c96b0"/>
    </style:style>
    <style:style style:name="T15" style:family="text">
      <style:text-properties officeooo:rsid="001df023"/>
    </style:style>
    <style:style style:name="T16" style:family="text">
      <style:text-properties officeooo:rsid="001f69ac"/>
    </style:style>
    <style:style style:name="T17" style:family="text">
      <style:text-properties officeooo:rsid="0021e666"/>
    </style:style>
    <style:style style:name="T18" style:family="text">
      <style:text-properties officeooo:rsid="002303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entizace přes 802.1x pomocí hostapd, TLS a certifikátů</text:p>
      <text:p text:style-name="P2"/>
      <text:p text:style-name="Standard"><text:span text:style-name="T2">1) Nahradit skript </text:span><text:span text:style-name="Emphasis"><text:span text:style-name="T2">vethsetup.sh </text:span></text:span><text:span text:style-name="T2">za ten nejaktuálnější:</text:span></text:p>
      <text:p text:style-name="Standard"><text:a xlink:type="simple" xlink:href="https://github.com/NetworkManager/NetworkManager-ci/blob/master/vethsetup.sh" office:target-frame-name="_blank" xlink:show="new" text:style-name="Internet_20_link" text:visited-style-name="Visited_20_Internet_20_Link"><text:span text:style-name="T2">https://github.com/NetworkManager/NetworkManager-ci/blob/master/vethsetup.sh</text:span></text:a></text:p>
      <text:p text:style-name="P7"/>
      <text:p text:style-name="Standard"><text:span text:style-name="T2">2) Skript tvoří 10 Veth rozhraní + 2 krát DHCP server pomocí dnsmasq, není třeba startovat další instanci </text:span><text:span text:style-name="Emphasis"><text:span text:style-name="T2">dnsmasq.</text:span></text:span></text:p>
      <text:p text:style-name="Standard"><text:span text:style-name="Emphasis"><text:span text:style-name="T2"><text:line-break/></text:span></text:span><text:span text:style-name="T2">Pro něho bylo zajímavé, že se DHCP servery startují v namespace </text:span><text:span text:style-name="Emphasis"><text:span text:style-name="T2">vethsetup. </text:span></text:span><text:span text:style-name="T2">Je logické nastartovat </text:span><text:span text:style-name="Emphasis"><text:span text:style-name="T2">hostapd </text:span></text:span><text:span text:style-name="T2">ve stejném namespace také.</text:span></text:p>
      <text:p text:style-name="P7"/>
      <text:p text:style-name="Standard"><text:span text:style-name="T2">3) Změnit konfiguraci </text:span><text:span text:style-name="Emphasis"><text:span text:style-name="T2">hostapd </text:span></text:span><text:span text:style-name="T2">a adresářovou strukturu takto:</text:span></text:p>
      <text:p text:style-name="Preformatted_20_Text">mkdir /etc/hostapd/ssl</text:p>
      <text:p text:style-name="P8"/>
      <text:p text:style-name="P2">Do toho adresáře zkopírovat všechny certifikáty pro server (authenticator).</text:p>
      <text:p text:style-name="Preformatted_20_Text">scp hostapd.*.pem root@XXXXXXXXX:/etc/hostapd/ssl</text:p>
      <text:p text:style-name="P8"/>
      <text:p text:style-name="P2">Adresář /etc/hostapd musí vypadat takto:</text:p>
      <text:p text:style-name="Preformatted_20_Text"># tree </text:p>
      <text:p text:style-name="Preformatted_20_Text">.</text:p>
      <text:p text:style-name="Preformatted_20_Text">├── hostapd.eap_user</text:p>
      <text:p text:style-name="Preformatted_20_Text">├── ssl</text:p>
      <text:p text:style-name="Preformatted_20_Text">│   ├── hostapd.ca.pem</text:p>
      <text:p text:style-name="Preformatted_20_Text">│   ├── hostapd.cert.pem</text:p>
      <text:p text:style-name="Preformatted_20_Text">│   ├── hostapd.dh.pem</text:p>
      <text:p text:style-name="Preformatted_20_Text">│   └── hostapd.key.pem</text:p>
      <text:p text:style-name="Preformatted_20_Text">└── wired.conf</text:p>
      <text:p text:style-name="P8"/>
      <text:p text:style-name="Standard"><text:span text:style-name="T2">Konfigurace ze souboru </text:span><text:span text:style-name="Emphasis"><text:span text:style-name="T2">wired.conf </text:span></text:span><text:span text:style-name="T2">musí obsahovat:</text:span></text:p>
      <text:p text:style-name="P4">interface=<text:span text:style-name="T8">eth1p</text:span></text:p>
      <text:p text:style-name="P4">driver=wired</text:p>
      <text:p text:style-name="P4">logger_stdout=-1</text:p>
      <text:p text:style-name="P4">logger_stdout_level=1</text:p>
      <text:p text:style-name="P4">debug=2</text:p>
      <text:p text:style-name="P4">ieee8021x=1</text:p>
      <text:p text:style-name="P4">eap_reauth_period=3600</text:p>
      <text:p text:style-name="P4">eap_server=1</text:p>
      <text:p text:style-name="P4">use_pae_group_addr=1</text:p>
      <text:p text:style-name="P4">ca_cert=/etc/hostapd/ssl/hostapd.ca.pem</text:p>
      <text:p text:style-name="P4">dh_file=/etc/hostapd/ssl/hostapd.dh.pem</text:p>
      <text:p text:style-name="P4">server_cert=/etc/hostapd/ssl/hostapd.cert.pem</text:p>
      <text:p text:style-name="P4">private_key=/etc/hostapd/ssl/hostapd.key.pem</text:p>
      <text:p text:style-name="P4">eap_user_file=/etc/hostapd/hostapd.eap_user</text:p>
      <text:p text:style-name="P7"/>
      <text:p text:style-name="Standard"><text:span text:style-name="T2">Seznam uživatelů </text:span><text:span text:style-name="Strong_20_Emphasis"><text:span text:style-name="Emphasis"><text:span text:style-name="T2">hostapd.eap_user</text:span></text:span></text:span><text:span text:style-name="T2"> musí obsahovat:</text:span></text:p>
      <text:p text:style-name="P4">"user"<text:tab/>MD5<text:tab/>"password"</text:p>
      <text:p text:style-name="P4">"test"<text:tab/>TLS</text:p>
      <text:p text:style-name="P8"/>
      <text:p text:style-name="Standard"><text:soft-page-break/><text:span text:style-name="T2">Je důležité, aby hostapd byl nastartován v namespace </text:span><text:span text:style-name="Emphasis"><text:span text:style-name="T2">vethsetup.<text:line-break/></text:span></text:span><text:span text:style-name="T2">Proto je název rozhraní </text:span><text:span text:style-name="Emphasis"><text:span text:style-name="Strong_20_Emphasis"><text:span text:style-name="T2">eth1p</text:span></text:span></text:span><text:span text:style-name="Emphasis"><text:span text:style-name="T2">.</text:span></text:span><text:span text:style-name="T2"> </text:span></text:p>
      <text:p text:style-name="P8"/>
      <text:p text:style-name="P8"/>
      <text:p text:style-name="Standard"><text:span text:style-name="T2">4) Nastartovat hostapd v namespace </text:span><text:span text:style-name="Emphasis"><text:span text:style-name="T2">vethsetup:</text:span></text:span></text:p>
      <text:p text:style-name="P4">ip netns exec vethsetup hostapd -B /etc/hostapd/wired.conf</text:p>
      <text:p text:style-name="Standard"><text:span text:style-name="Emphasis"><text:span text:style-name="T1"/></text:span></text:p>
      <text:p text:style-name="Standard"><text:span text:style-name="Emphasis"><text:span text:style-name="T2"><text:line-break/></text:span></text:span><text:span text:style-name="T2">5) Konfigurace síťové karty </text:span><text:span text:style-name="Emphasis"><text:span text:style-name="Strong_20_Emphasis"><text:span text:style-name="T2">testeth1</text:span></text:span></text:span><text:span text:style-name="T2"> pomocí nmcli.</text:span></text:p>
      <text:p text:style-name="P2">Vytvořit adresár a následně zkopírovat uživatelské certifikáty:</text:p>
      <text:p text:style-name="P2">/home/test/ssl</text:p>
      <text:p text:style-name="P4">scp test_<text:span text:style-name="T10">user</text:span>.*.pem root@XXXXXXXXX:/home/test/ssl</text:p>
      <text:p text:style-name="Standard"><text:span text:style-name="Emphasis"><text:span text:style-name="T1"/></text:span></text:p>
      <text:p text:style-name="Standard"><text:span text:style-name="Emphasis"><text:span text:style-name="T2"><text:line-break/></text:span></text:span><text:span text:style-name="T2">Adresář /home/test/ssl musí na konec obsahovat:</text:span></text:p>
      <text:p text:style-name="P2">test_user.ca.pem</text:p>
      <text:p text:style-name="P2">test_user.cert.pem</text:p>
      <text:p text:style-name="P2">test_user.key.pem</text:p>
      <text:p text:style-name="P8"/>
      <text:p text:style-name="P2">Nastavení jak root:</text:p>
      <text:p text:style-name="Preformatted_20_Text"># nmcli connection edit testeth1</text:p>
      <text:p text:style-name="Preformatted_20_Text">nmcli&gt; set 802-1x.eap tls</text:p>
      <text:p text:style-name="Preformatted_20_Text">nmcli&gt; set 802-1x.identity test</text:p>
      <text:p text:style-name="Preformatted_20_Text">nmcli&gt; set 802-1x.ca-cert /home/test/ssl/test_user.ca.pem</text:p>
      <text:p text:style-name="Preformatted_20_Text">nmcli&gt; set 802-1x.client-cert /home/test/ssl/test_user.cert.pem</text:p>
      <text:p text:style-name="Preformatted_20_Text">nmcli&gt; set 802-1x.private-key-password redhat</text:p>
      <text:p text:style-name="Preformatted_20_Text">nmcli&gt; set 802-1x.private-key /home/test/ssl/test_user.key.pem</text:p>
      <text:p text:style-name="Preformatted_20_Text">nmcli&gt; save</text:p>
      <text:p text:style-name="Preformatted_20_Text">nmcli&gt; quit</text:p>
      <text:p text:style-name="P8"/>
      <text:p text:style-name="Standard"><text:span text:style-name="T2">Když pracujeme s nmcli, heslo, které jsme zadali pro </text:span><text:span text:style-name="Emphasis"><text:span text:style-name="T2">private key </text:span></text:span><text:span text:style-name="T2">se neukládá. Bez hesla nejde vložit privátní klíč pro uživatelský certifikát.</text:span></text:p>
      <text:p text:style-name="P2">Pro<text:span text:style-name="T16">to</text:span> je vhodné vytvořit a po<text:span text:style-name="T14">u</text:span>žit soubor <text:span text:style-name="T15">s</text:span> hesl<text:span text:style-name="T15">em</text:span> pro nmcil.</text:p>
      <text:p text:style-name="P2">Například:</text:p>
      <text:p text:style-name="Preformatted_20_Text"># vim /<text:span text:style-name="T13">root/</text:span>nmcli-pass-file</text:p>
      <text:p text:style-name="Preformatted_20_Text">802-1x.private-key-password:redhat</text:p>
      <text:p text:style-name="P8"/>
      <text:p text:style-name="P12">Nastavit <text:span text:style-name="T12">přístupová práva:</text:span></text:p>
      <text:p text:style-name="Preformatted_20_Text"><text:span text:style-name="T18"># </text:span>chmod 600 /<text:span text:style-name="T13">root/</text:span>nmcli-pass-file</text:p>
      <text:p text:style-name="P9"/>
      <text:p text:style-name="P8"/>
      <text:p text:style-name="P2">6) Přidat uživatelský CA root certifikát mezi důvěryhodnými certifikáty,</text:p>
      <text:p text:style-name="Standard"><text:span text:style-name="T2">V opačném případě </text:span><text:span text:style-name="Emphasis"><text:span text:style-name="T2">hostpad</text:span></text:span><text:span text:style-name="T2"> odmítne certifikát a hlásí chybu.</text:span></text:p>
      <text:p text:style-name="Preformatted_20_Text"><text:span text:style-name="T18"># c</text:span>p /home/test/ssl/test_user.ca.pem /etc/pki/ca-trust/source/anchors</text:p>
      <text:p text:style-name="Preformatted_20_Text">update-ca-trust extract</text:p>
      <text:p text:style-name="P7"/>
      <text:p text:style-name="P7"/>
      <text:p text:style-name="P2">7) Kontrola stavu před přípojením.</text:p>
      <text:p text:style-name="P2"># nmcli connection</text:p>
      <text:p text:style-name="P5">NAME       UUID                                  TYPE            DEVICE </text:p>
      <text:p text:style-name="P5"><text:soft-page-break/>testeth0   e7d025e2-c49c-46e4-8fde-138555c5a651  802-3-ethernet  eth0   </text:p>
      <text:p text:style-name="P5">testeth1   affcfef6-3c59-41e0-83de-9029b8e0f0cc  802-3-ethernet  --   </text:p>
      <text:p text:style-name="P2">...</text:p>
      <text:p text:style-name="P7"/>
      <text:p text:style-name="P2"># nmcli device </text:p>
      <text:p text:style-name="P5">DEVICE  TYPE      STATE         CONNECTION </text:p>
      <text:p text:style-name="P5">eth0    ethernet  connected     testeth0   </text:p>
      <text:p text:style-name="P2"><text:span text:style-name="T7">eth1    ethernet  disconnected  --</text:span><text:span text:style-name="T6">   </text:span> </text:p>
      <text:p text:style-name="P8"/>
      <text:p text:style-name="P2"># ip address list</text:p>
      <text:p text:style-name="P5">1: lo: &lt;LOOPBACK,UP,LOWER_UP&gt; mtu 65536 qdisc noqueue state UNKNOWN qlen 1</text:p>
      <text:p text:style-name="P6">    <text:span text:style-name="T7">link/loopback 00:00:00:00:00:00 brd 00:00:00:00:00:00</text:span></text:p>
      <text:p text:style-name="Standard"><text:span text:style-name="T5">    </text:span><text:span text:style-name="T3">inet </text:span><text:a xlink:type="simple" xlink:href="http://127.0.0.1/8" office:target-frame-name="_blank" xlink:show="new" text:style-name="Internet_20_link" text:visited-style-name="Visited_20_Internet_20_Link"><text:span text:style-name="T11">127.0.0.1/8</text:span></text:a><text:span text:style-name="T3"> scope host lo</text:span></text:p>
      <text:p text:style-name="P6">       <text:span text:style-name="T7">valid_lft forever preferred_lft forever</text:span></text:p>
      <text:p text:style-name="P6">    <text:span text:style-name="T7">inet6 ::1/128 scope host </text:span></text:p>
      <text:p text:style-name="P6">       <text:span text:style-name="T7">valid_lft forever preferred_lft forever</text:span></text:p>
      <text:p text:style-name="P5">2: eth0: &lt;BROADCAST,MULTICAST,UP,LOWER_UP&gt; mtu 1500 qdisc pfifo_fast state UP qlen 1000</text:p>
      <text:p text:style-name="P6">    <text:span text:style-name="T7">link/ether 52:54:00:24:c9:fe brd ff:ff:ff:ff:ff:ff</text:span></text:p>
      <text:p text:style-name="Standard"><text:span text:style-name="T5">    </text:span><text:span text:style-name="T3">inet </text:span><text:a xlink:type="simple" xlink:href="http://192.168.122.108/24" office:target-frame-name="_blank" xlink:show="new" text:style-name="Internet_20_link" text:visited-style-name="Visited_20_Internet_20_Link"><text:span text:style-name="T11">192.168.122.108/24</text:span></text:a><text:span text:style-name="T3"> brd 192.168.122.255 scope global dynamic eth0</text:span></text:p>
      <text:p text:style-name="P6">       <text:span text:style-name="T7">valid_lft 3077sec preferred_lft 3077sec</text:span></text:p>
      <text:p text:style-name="P6">    <text:span text:style-name="T7">inet6 fe80::a924:297a:135e:fddd/64 scope link </text:span></text:p>
      <text:p text:style-name="P6">       <text:span text:style-name="T7">valid_lft forever preferred_lft forever</text:span></text:p>
      <text:p text:style-name="P5">4: eth1@if3: &lt;BROADCAST,MULTICAST,UP,LOWER_UP&gt; mtu 1500 qdisc noqueue state UP qlen 1000</text:p>
      <text:p text:style-name="P6">    <text:span text:style-name="T7">link/ether 52:bf:f6:f5:dc:16 brd ff:ff:ff:ff:ff:ff link-netnsid 0</text:span></text:p>
      <text:p text:style-name="P3">...</text:p>
      <text:p text:style-name="P8"/>
      <text:p text:style-name="Standard"><text:span text:style-name="T2">Rozhraní </text:span><text:span text:style-name="Emphasis"><text:span text:style-name="T2">eth1</text:span></text:span><text:span text:style-name="T2"> nemá IP adresu.</text:span></text:p>
      <text:p text:style-name="P8"/>
      <text:p text:style-name="P8"/>
      <text:p text:style-name="P2">8) Aktivace připojení.</text:p>
      <text:p text:style-name="Preformatted_20_Text"># nmcli connection up testeth1 <text:bookmark-start text:name="__DdeLink__589_135774311"/>passwd-file /root/nmcli-pass-file<text:bookmark-end text:name="__DdeLink__589_135774311"/></text:p>
      <text:p text:style-name="P5">Connection successfully activated (D-Bus active path: /org/freedesktop/NetworkManager/ActiveConnection/2)</text:p>
      <text:p text:style-name="P7"/>
      <text:p text:style-name="P2"># nmcli connection show --active </text:p>
      <text:p text:style-name="P5">NAME      UUID                                  TYPE            DEVICE </text:p>
      <text:p text:style-name="P5">testeth0  e7d025e2-c49c-46e4-8fde-138555c5a651  802-3-ethernet  eth0   </text:p>
      <text:p text:style-name="P2"><text:span text:style-name="T7">testeth1  affcfef6-3c59-41e0-83de-9029b8e0f0cc  802-3-ethernet  eth1  </text:span> </text:p>
      <text:p text:style-name="P7"/>
      <text:p text:style-name="P2"># ip address list</text:p>
      <text:p text:style-name="P5">1: lo: &lt;LOOPBACK,UP,LOWER_UP&gt; mtu 65536 qdisc noqueue state UNKNOWN qlen 1</text:p>
      <text:p text:style-name="P6">    <text:span text:style-name="T7">link/loopback 00:00:00:00:00:00 brd 00:00:00:00:00:00</text:span></text:p>
      <text:p text:style-name="Standard"><text:span text:style-name="T5">    </text:span><text:span text:style-name="T3">inet </text:span><text:a xlink:type="simple" xlink:href="http://127.0.0.1/8" office:target-frame-name="_blank" xlink:show="new" text:style-name="Internet_20_link" text:visited-style-name="Visited_20_Internet_20_Link"><text:span text:style-name="T11">127.0.0.1/8</text:span></text:a><text:span text:style-name="T3"> scope host lo</text:span></text:p>
      <text:p text:style-name="P6">       <text:span text:style-name="T7">valid_lft forever preferred_lft forever</text:span></text:p>
      <text:p text:style-name="P6">    <text:span text:style-name="T7">inet6 ::1/128 scope host </text:span></text:p>
      <text:p text:style-name="P6">       <text:span text:style-name="T7">valid_lft forever preferred_lft forever</text:span></text:p>
      <text:p text:style-name="P5">2: eth0: &lt;BROADCAST,MULTICAST,UP,LOWER_UP&gt; mtu 1500 qdisc pfifo_fast state UP qlen 1000</text:p>
      <text:p text:style-name="P6">    <text:span text:style-name="T7">link/ether 52:54:00:24:c9:fe brd ff:ff:ff:ff:ff:ff</text:span></text:p>
      <text:p text:style-name="Standard"><text:soft-page-break/><text:span text:style-name="T5">    </text:span><text:span text:style-name="T3">inet </text:span><text:a xlink:type="simple" xlink:href="http://192.168.122.108/24" office:target-frame-name="_blank" xlink:show="new" text:style-name="Internet_20_link" text:visited-style-name="Visited_20_Internet_20_Link"><text:span text:style-name="T11">192.168.122.108/24</text:span></text:a><text:span text:style-name="T3"> brd 192.168.122.255 scope global dynamic eth0</text:span></text:p>
      <text:p text:style-name="P6">       <text:span text:style-name="T7">valid_lft 2976sec preferred_lft 2976sec</text:span></text:p>
      <text:p text:style-name="P6">    <text:span text:style-name="T7">inet6 fe80::a924:297a:135e:fddd/64 scope link </text:span></text:p>
      <text:p text:style-name="P6">       <text:span text:style-name="T7">valid_lft forever preferred_lft forever</text:span></text:p>
      <text:p text:style-name="P5">4: <text:span text:style-name="T9">eth1</text:span>@if3: &lt;BROADCAST,MULTICAST,UP,LOWER_UP&gt; mtu 1500 qdisc noqueue state UP qlen 1000</text:p>
      <text:p text:style-name="P6">    <text:span text:style-name="T7">link/ether 52:bf:f6:f5:dc:16 brd ff:ff:ff:ff:ff:ff link-netnsid 0</text:span></text:p>
      <text:p text:style-name="Standard"><text:span text:style-name="T5">    </text:span><text:span text:style-name="T3">inet </text:span><text:a xlink:type="simple" xlink:href="http://192.168.100.81/24" office:target-frame-name="_blank" xlink:show="new" text:style-name="Internet_20_link" text:visited-style-name="Visited_20_Internet_20_Link"><text:span text:style-name="T4">192.168.100.81/24</text:span></text:a><text:span text:style-name="T3"> brd </text:span><text:bookmark text:name="OBJ_PREFIX_DWT18_com_zimbra_phone"/><text:a xlink:type="simple" xlink:href="callto:192.168.100.255" text:style-name="Internet_20_link" text:visited-style-name="Visited_20_Internet_20_Link"><text:span text:style-name="T11">192.168.100.255</text:span></text:a><text:span text:style-name="T3"> scope global dynamic eth1</text:span></text:p>
      <text:p text:style-name="P6">       <text:span text:style-name="T7">valid_lft 198sec preferred_lft 198sec</text:span></text:p>
      <text:p text:style-name="P6">    <text:span text:style-name="T7">inet6 fe80::70f1:85e3:c082:b0a/64 scope link </text:span></text:p>
      <text:p text:style-name="P6">       <text:span text:style-name="T7">valid_lft forever preferred_lft forever</text:span></text:p>
      <text:p text:style-name="P2">...</text:p>
      <text:p text:style-name="P8"/>
      <text:p text:style-name="Standard"><text:span text:style-name="T2">Pokud </text:span><text:span text:style-name="Emphasis"><text:span text:style-name="T2">eth1</text:span></text:span><text:span text:style-name="T2"> dostalo IP adresu, znamená to úspěšná autentizace přes hostapd, 802.1x a TLS.</text:span></text:p>
      <text:p text:style-name="P8"/>
      <text:p text:style-name="P2"># nmcli connection show testeth1</text:p>
      <text:p text:style-name="Standard"><text:span text:style-name="Emphasis"><text:span text:style-name="T2">Koneční stav přípojení je vidět v příloze.</text:span></text:span></text:p>
      <text:p text:style-name="P8"/>
      <text:p text:style-name="P8"/>
      <text:p text:style-name="P2">Poznámka: dosud jsem předal informace od specialista, který má vyšší znalosti, než já.</text:p>
      <text:p text:style-name="P2">Pavlin</text:p>
      <text:p text:style-name="P7"/>
      <text:p text:style-name="P7"/>
      <text:p text:style-name="P7"/>
      <text:p text:style-name="P7"/>
      <text:p text:style-name="P11">Napsát do kódu, jak generovat nové certifikáty, pokud vyprší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helvetica, sans-serif"/>
    <style:font-face style:name="courier new" svg:font-family="'courier new', courier, monaco, monospace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enQuanYi Micro Hei Mono" svg:font-family="'WenQuanYi Micro Hei Mon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WenQuanYi Micro Hei Mono" fo:font-family="'WenQuanYi Micro Hei Mono'" style:font-style-name="Regular" style:font-pitch="variable" fo:font-size="11pt" fo:font-weight="normal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georgie </meta:initial-creator>
    <meta:creation-date>2017-08-02T10:04:45.559580906</meta:creation-date>
    <dc:date>2017-08-02T14:41:15.198661693</dc:date>
    <dc:creator>pgeorgie </dc:creator>
    <meta:editing-duration>PT2H1M30S</meta:editing-duration>
    <meta:editing-cycles>15</meta:editing-cycles>
    <meta:generator>LibreOffice/5.0.6.2$Linux_X86_64 LibreOffice_project/00$Build-2</meta:generator>
    <meta:document-statistic meta:table-count="0" meta:image-count="0" meta:object-count="0" meta:page-count="4" meta:paragraph-count="129" meta:word-count="615" meta:character-count="5718" meta:non-whitespace-character-count="4917"/>
  </office:meta>
</office:document-meta>
</file>